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3.379cm" style:use-optimal-column-width="false"/>
    </style:style>
    <style:style style:name="co2" style:family="table-column">
      <style:table-column-properties style:column-width="3.667cm" style:use-optimal-column-width="false"/>
    </style:style>
    <style:style style:name="co3" style:family="table-column">
      <style:table-column-properties style:column-width="138.292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37.981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Tahoma" fo:font-size="180pt" fo:font-weight="bold" style:font-name-asian="Liberation Sans1" style:font-size-asian="180pt" style:font-weight-asian="bold" style:font-name-complex="Tahoma" style:font-size-complex="18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4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5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15.337cm" svg:height="380.01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جب ردا سر سے چھنی میں سدا دیتی رہی<text:line-break/>تُو نہ آیا غازی</text:p>
              </table:table-cell>
              <table:table-cell table:style-name="ce2"/>
              <table:table-cell table:style-name="ce3">
                <text:p text:style-name="P2">jab rida sar se chini mai sada deti rahi<text:line-break/>tu na aaya ghazi</text:p>
              </table:table-cell>
            </table:table-row>
            <table:table-row table:style-name="ro1" table:default-cell-style-name="ce3">
              <table:table-cell table:style-name="ce4">
                <text:p text:style-name="P3">آلِ عمران کہاں اور زندان کہاں<text:line-break/>لے بہن قید ہوئی تُو نہ آیا غازی</text:p>
              </table:table-cell>
              <table:table-cell/>
              <table:table-cell>
                <text:p text:style-name="P2">aale imran kahan aur zindan kahan<text:line-break/>le behan qaid hui tu na aaya ghazi</text:p>
              </table:table-cell>
            </table:table-row>
            <table:table-row table:style-name="ro2" table:default-cell-style-name="ce3">
              <table:table-cell table:style-name="ce5">
                <text:p text:style-name="P4">آگئی شامِ الم لٹ گئے اہلِ حرم<text:line-break/>ریت پر جلتی ہوئی ہوگیا ٹھنڈا علم<text:line-break/>پُرسہ دینے کیلئے مجھ سے ملنے کیلئے<text:line-break/>آگئے بابا علی</text:p>
              </table:table-cell>
              <table:table-cell>
                <text:p text:style-name="P2">1</text:p>
              </table:table-cell>
              <table:table-cell>
                <text:p text:style-name="P2">aagayi sham-e-alam lut gaye ahle haram<text:line-break/>rayt par jalti huvi hogaya thanda alam<text:line-break/>pursa dene ke liye mujhse milne ke liye<text:line-break/>aagaye baba ali</text:p>
              </table:table-cell>
            </table:table-row>
            <table:table-row table:style-name="ro2" table:default-cell-style-name="ce3">
              <table:table-cell table:style-name="ce5">
                <text:p text:style-name="P4">دھوپ میں تُو تھا شجر تجھ سے آباد تھا گھر<text:line-break/>ہے برہنہ میرا سر کیا نہیں تجھ کو خبر<text:line-break/> اے علمدارِ وفا اس بہن کو باخدا<text:line-break/>تجھ سے ڈھارس تھی بڑی</text:p>
              </table:table-cell>
              <table:table-cell>
                <text:p text:style-name="P2">2</text:p>
              </table:table-cell>
              <table:table-cell>
                <text:p text:style-name="P2">dhoop may tu tha shajar tujhse aabaad tha ghar<text:line-break/>hai barehna mera sar kya nahi tujhko khabar<text:line-break/>ay alamdar-e-wafa is behan ko ba-khuda<text:line-break/>tujhse dhaaras thi bari</text:p>
              </table:table-cell>
            </table:table-row>
            <table:table-row table:style-name="ro2" table:default-cell-style-name="ce3">
              <table:table-cell table:style-name="ce5">
                <text:p text:style-name="P4">کیا کہوں شیر میرے بے ردا ہم کو لئے<text:line-break/>یہ مسلماں سارے شہر در شہر گئے<text:line-break/>خلقتِ شام کبھی خلقتِ کوفہ کبھی<text:line-break/>بارہا ہم پہ ہنسی</text:p>
              </table:table-cell>
              <table:table-cell>
                <text:p text:style-name="P2">3</text:p>
              </table:table-cell>
              <table:table-cell>
                <text:p text:style-name="P2">kya kahoo sher mere berida humko liye<text:line-break/>ye musalman saare shehr dar shehr gaye<text:line-break/>khilqate koofa kabhi khilqate shaam kabhi<text:line-break/>baaraha hum pe hasi</text:p>
              </table:table-cell>
            </table:table-row>
            <table:table-row table:style-name="ro2" table:default-cell-style-name="ce3">
              <table:table-cell table:style-name="ce5">
                <text:p text:style-name="P4">کتنی بے بس تھی بہن اے شہنشاہِ وفا<text:line-break/>نام لے لے کے میرا جب یہ ظالم نے کہا<text:line-break/>ناز تھا جس پہ تجھے اب بُلائو نہ اُسے <text:line-break/>اور میں روتی رہی</text:p>
              </table:table-cell>
              <table:table-cell>
                <text:p text:style-name="P2">4</text:p>
              </table:table-cell>
              <table:table-cell>
                <text:p text:style-name="P2">kitni bebas thi behan ay shehenshahe wafa<text:line-break/>naam le le ke mera jab ye zaalim ne kaha<text:line-break/>naaz tha jispe tujhe ab bulao na usay<text:line-break/>aur mai roti rahi</text:p>
              </table:table-cell>
            </table:table-row>
            <table:table-row table:style-name="ro2" table:default-cell-style-name="ce3">
              <table:table-cell table:style-name="ce5">
                <text:p text:style-name="P4">ہم کو پانی نہ ملے تیری خوشبو تو رہے<text:line-break/>تیرے بازونہ کٹے چاہے مشکیزہ چھدے<text:line-break/>یہ مگر ہو نہ سکا تیرے بازو ہیں جدا<text:line-break/>مجھپے ہے تشنہ لبی</text:p>
              </table:table-cell>
              <table:table-cell>
                <text:p text:style-name="P2">5</text:p>
              </table:table-cell>
              <table:table-cell>
                <text:p text:style-name="P2">humko pani na milay teri khusboo to rahe<text:line-break/>tere baazu na katay chahe mashkeeza chiday<text:line-break/>ye magar ho na saka tere baazu hai juda<text:line-break/>mujhpe hai tashnalabi</text:p>
              </table:table-cell>
            </table:table-row>
            <table:table-row table:style-name="ro2" table:default-cell-style-name="ce3">
              <table:table-cell table:style-name="ce5">
                <text:p text:style-name="P4">کیا سکینہ سے کہوں اے میرے دل کے سکوں<text:line-break/>ہاے پانی کے لیے بہہ گیا سب تیرا خوں<text:line-break/>اب کوئی آس نہیں تومیرے پاس نہیں<text:line-break/>رسی شانوں میں بندھی</text:p>
              </table:table-cell>
              <table:table-cell>
                <text:p text:style-name="P2">6</text:p>
              </table:table-cell>
              <table:table-cell>
                <text:p text:style-name="P2">kya sakina se kahoo ay mere dil ke sukoon<text:line-break/>haye pani ke liye beh gaya sab tera khoon<text:line-break/>ab koi aas nahi tu mere paas nahi<text:line-break/>rassi shaano may bandhi</text:p>
              </table:table-cell>
            </table:table-row>
            <table:table-row table:style-name="ro2" table:default-cell-style-name="ce3">
              <table:table-cell table:style-name="ce5">
                <text:p text:style-name="P4">جب چلی شہ پہ چھری ائے میرے شیر ِجری<text:line-break/>ہا تھ ملتی تھی بہن کچھ قدم دور کھڑی<text:line-break/>کٹ گیا شہ کا گلاہائےبھائی نے صدا<text:line-break/>مجھکو ہر ضرب پہ دی</text:p>
              </table:table-cell>
              <table:table-cell>
                <text:p text:style-name="P2">7</text:p>
              </table:table-cell>
              <table:table-cell>
                <text:p text:style-name="P2">jab chali sheh pe churi ay mere shere jari<text:line-break/>haath malti thi behan kuch qadam door khadi<text:line-break/>kat gaya sheh ka gala haye bhai ne sada<text:line-break/>mujhko har zarb pe di</text:p>
              </table:table-cell>
            </table:table-row>
            <table:table-row table:style-name="ro2" table:default-cell-style-name="ce3">
              <table:table-cell table:style-name="ce5">
                <text:p text:style-name="P4">قید خانے میں قضا جب سکینہ کو ملی<text:line-break/>دے کے کُرتے کا کفن بچی دفنائی گئی<text:line-break/>اُس گھڑی نام تیرا صورتِ نادِ علی<text:line-break/>بس میں دُہراتی رہی</text:p>
              </table:table-cell>
              <table:table-cell>
                <text:p text:style-name="P2">8</text:p>
              </table:table-cell>
              <table:table-cell>
                <text:p text:style-name="P2">qaid khane may qaza jab sakina ko mili<text:line-break/>deke kurte ka kafan bachi dafnayi gayi<text:line-break/>us ghadi naam tera surate nade ali<text:line-break/>bas mai dohrati rahi</text:p>
              </table:table-cell>
            </table:table-row>
            <table:table-row table:style-name="ro2" table:default-cell-style-name="ce3">
              <table:table-cell table:style-name="ce5">
                <text:p text:style-name="P4">رویا ریحان قلم کرکے یہ بات رقم<text:line-break/>خون میں ڈوب گیا میرے غازی کا علم<text:line-break/>زخمی زینب کا جگر خوں فشاں شاہ کا سر<text:line-break/>آئے خیموں میں شقی</text:p>
              </table:table-cell>
              <table:table-cell>
                <text:p text:style-name="P2">9</text:p>
              </table:table-cell>
              <table:table-cell>
                <text:p text:style-name="P2">roya rehaan qalam karke ye baat raqam<text:line-break/>khoon may doob gaya mere ghazi ka alam<text:line-break/>zakhmi zainab ka jigar khoon-fishan shaah ka sar<text:line-break/>aaye khaimon may shaqi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15.34cm" fo:page-height="380.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6T11:55:57.125882100</dc:date>
    <meta:editing-duration>PT1H9M38S</meta:editing-duration>
    <meta:editing-cycles>21</meta:editing-cycles>
    <meta:generator>LibreOffice/25.2.4.3$Windows_X86_64 LibreOffice_project/33e196637044ead23f5c3226cde09b47731f7e27</meta:generator>
    <meta:document-statistic meta:object-count="1"/>
  </office:meta>
</office:document-meta>
</file>